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d8085" officeooo:paragraph-rsid="001d8085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2pt" style:text-underline-style="none" officeooo:rsid="001f5422" officeooo:paragraph-rsid="001f5422" style:font-size-asian="10.5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d8085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2008c1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e873d" officeooo:paragraph-rsid="001e873d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f5422" officeooo:paragraph-rsid="001f5422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008c1" officeooo:paragraph-rsid="002008c1"/>
    </style:style>
    <style:style style:name="P8" style:family="paragraph" style:parent-style-name="Standard" style:list-style-name="L1">
      <style:paragraph-properties fo:text-align="start" style:justify-single-word="false"/>
      <style:text-properties fo:font-size="8pt" officeooo:paragraph-rsid="001d8085" style:font-size-asian="8pt" style:font-size-complex="8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8pt" officeooo:rsid="001f5422" officeooo:paragraph-rsid="001f5422" style:font-size-asian="8pt" style:font-size-complex="8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8pt" officeooo:rsid="001f5422" officeooo:paragraph-rsid="001f5422" style:font-size-asian="7pt" style:font-size-complex="8pt"/>
    </style:style>
    <style:style style:name="T1" style:family="text">
      <style:text-properties fo:font-size="12pt" style:text-underline-style="none" style:font-size-asian="10.5pt" style:font-size-complex="12pt"/>
    </style:style>
    <style:style style:name="T2" style:family="text">
      <style:text-properties fo:font-size="12pt" style:text-underline-style="none" officeooo:rsid="001d8085" style:font-size-asian="10.5pt" style:font-size-complex="12pt"/>
    </style:style>
    <style:style style:name="T3" style:family="text">
      <style:text-properties fo:font-size="12pt" style:text-underline-style="none" officeooo:rsid="001e873d" style:font-size-asian="10.5pt" style:font-size-complex="12pt"/>
    </style:style>
    <style:style style:name="T4" style:family="text">
      <style:text-properties fo:font-size="12pt" style:text-underline-style="none" officeooo:rsid="002008c1" style:font-size-asian="10.5pt" style:font-size-complex="12pt"/>
    </style:style>
    <style:style style:name="T5" style:family="text">
      <style:text-properties fo:font-size="12pt" style:text-underline-style="none" officeooo:rsid="00223e65" style:font-size-asian="10.5pt" style:font-size-complex="12pt"/>
    </style:style>
    <style:style style:name="T6" style:family="text">
      <style:text-properties fo:font-size="12pt" style:text-underline-style="none" officeooo:rsid="0024cd4a" style:font-size-asian="10.5pt" style:font-size-complex="12pt"/>
    </style:style>
    <style:style style:name="T7" style:family="text">
      <style:text-properties fo:font-size="12pt" style:text-underline-style="none" officeooo:rsid="00261c17" style:font-size-asian="10.5pt" style:font-size-complex="12pt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1e873d"/>
    </style:style>
    <style:style style:name="T10" style:family="text">
      <style:text-properties fo:font-size="8pt" style:text-underline-style="none" officeooo:rsid="002008c1" style:font-size-asian="7pt" style:font-size-complex="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pplies for Building the Grape Gen 1 PSWS</text:p>
      <text:p text:style-name="P2"/>
      <text:p text:style-name="P2">N8OBJ March 2021</text:p>
      <text:list xml:id="list4261842687" text:style-name="L1">
        <text:list-header>
          <text:p text:style-name="P3"><text:span text:style-name="T2"/></text:p>
        </text:list-header>
        <text:list-item>
          <text:p text:style-name="P3"><text:span text:style-name="T2">Grape Gen 1 Receiver board (assembled and tested)</text:span></text:p>
        </text:list-item>
        <text:list-item>
          <text:p text:style-name="P3"><text:span text:style-name="T2">Raspberry</text:span><text:span text:style-name="T7">Pi</text:span><text:span text:style-name="T2"> 4B w/4</text:span><text:span text:style-name="T3">GB </text:span><text:span text:style-name="T7">memory</text:span></text:p>
          <text:p text:style-name="P8"><text:span text:style-name="T9">https://www.amazon.com/gp/product/B07TC2BK1X/ref=ppx_yo_dt_b_asin_title_o00_s00?ie=UTF8&amp;psc=1</text:span></text:p>
        </text:list-item>
        <text:list-item>
          <text:p text:style-name="P5"><text:span text:style-name="T6">High Endurance</text:span><text:span text:style-name="T1"> 64GB uSD Card</text:span></text:p>
          <text:p text:style-name="P9"><text:span text:style-name="T9">https://www.amazon.com/gp/product/B07B9KTLJZ/ref=ppx_yo_dt_b_asin_title_o02_s00?ie=UTF8&amp;psc=1</text:span></text:p>
        </text:list-item>
        <text:list-item>
          <text:p text:style-name="P6"><text:span text:style-name="T1">Custom OS Image with all software installed </text:span><text:span text:style-name="T4">(compressed)</text:span></text:p>
        </text:list-item>
        <text:list-item>
          <text:p text:style-name="P6"><text:span text:style-name="T1">Case w/fan and 4 heatsinks</text:span></text:p>
          <text:p text:style-name="P10"><text:span text:style-name="T8">https://www.amazon.com/gp/product/B07W5VQYG9/ref=ppx_yo_dt_b_asin_title_o01_s00?ie=UTF8&amp;psc=1</text:span></text:p>
        </text:list-item>
        <text:list-item>
          <text:p text:style-name="P6"><text:span text:style-name="T1">Sabrent USB sound </text:span><text:span text:style-name="T5">adapter</text:span></text:p>
          <text:p text:style-name="P10"><text:span text:style-name="T8">https://www.amazon.com/gp/product/B00IRVQ0F8/ref=ppx_yo_dt_b_asin_title_o00_s00?ie=UTF8&amp;psc=1</text:span></text:p>
        </text:list-item>
        <text:list-item>
          <text:p text:style-name="P6"><text:span text:style-name="T1">Leo Bodnar GPSDO unit</text:span></text:p>
          <text:p text:style-name="P10"><text:span text:style-name="T8">http://www.leobodnar.com/shop/index.php?main_page=product_info&amp;cPath=107&amp;products_id=301</text:span></text:p>
        </text:list-item>
        <text:list-item>
          <text:p text:style-name="P6"><text:span text:style-name="T1">4” SMA-M to SMA-M cable</text:span></text:p>
          <text:p text:style-name="P10"><text:span text:style-name="T8">https://www.amazon.com/gp/product/B072FS4WMK/ref=ppx_yo_dt_b_asin_title_o04_s01?ie=UTF8&amp;psc=1</text:span></text:p>
        </text:list-item>
        <text:list-item>
          <text:p text:style-name="P6"><text:span text:style-name="T1">4” SMA-M to SO-239 cable</text:span></text:p>
          <text:p text:style-name="P10"><text:span text:style-name="T8">https://www.amazon.com/gp/product/B00COW5E3A/ref=ppx_yo_dt_b_asin_title_o06_s00?ie=UTF8&amp;psc=1</text:span></text:p>
        </text:list-item>
        <text:list-item>
          <text:p text:style-name="P7"><text:span text:style-name="T1">1/8” Stereo cable (~10 – 12 inches)</text:span></text:p>
          <text:p text:style-name="P4"><text:span text:style-name="T10">https://www.amazon.com/gp/product/B0047741BG/ref=ppx_yo_dt_b_asin_title_o03_s00?ie=UTF8&amp;psc=1</text:span></text:p>
        </text:list-item>
        <text:list-item>
          <text:p text:style-name="P4"><text:span text:style-name="T4">A lot of patience and motivation..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3-05T10:58:15.645023024</meta:creation-date>
    <dc:date>2021-03-05T11:55:17.887317288</dc:date>
    <meta:editing-duration>PT27M18S</meta:editing-duration>
    <meta:editing-cycles>8</meta:editing-cycles>
    <meta:generator>LibreOffice/6.3.5.2$MacOSX_X86_64 LibreOffice_project/dd0751754f11728f69b42ee2af66670068624673</meta:generator>
    <meta:document-statistic meta:table-count="0" meta:image-count="0" meta:object-count="0" meta:page-count="1" meta:paragraph-count="21" meta:word-count="90" meta:character-count="1170" meta:non-whitespace-character-count="1111"/>
  </office:meta>
</office:document-meta>
</file>